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officeooo:paragraph-rsid="00583b25"/>
    </style:style>
    <style:style style:name="P5" style:family="paragraph" style:parent-style-name="Standard">
      <style:paragraph-properties fo:text-align="center" style:justify-single-word="false"/>
      <style:text-properties fo:font-weight="bold" officeooo:rsid="00864c8b" officeooo:paragraph-rsid="0059d946" style:font-weight-asian="bold" style:font-weight-complex="bold"/>
    </style:style>
    <style:style style:name="P6" style:family="paragraph" style:parent-style-name="Table_20_Contents">
      <style:text-properties officeooo:paragraph-rsid="005d9ad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officeooo:rsid="0059d946"/>
    </style:style>
    <style:style style:name="T4" style:family="text">
      <style:text-properties officeooo:rsid="005d9ad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564371980464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/text:p>
          </table:table-cell>
        </table:table-row>
      </table:table>
      <text:p text:style-name="Standard"/>
      <text:p text:style-name="P5">Software <text:span text:style-name="T3">de un</text:span> sistema informático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564371993248">
          <table:table-cell table:style-name="Tabla9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6">4. Indica los requisitos mínimos para instalar el sistema Debian 1<text:span text:style-name="T4">2</text:span> (bookworm) en arquitecturas ARM</text:p>
          </table:table-cell>
        </table:table-row>
        <table:table-row table:style-name="TableLine2564371998688">
          <table:table-cell table:style-name="Tabla9.A2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/>
      <text:p text:style-name="Text_20_body"/>
      <text:p text:style-name="Text_20_body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0-08T15:45:28.647808950</dc:date>
    <meta:editing-duration>PT8H24M1S</meta:editing-duration>
    <meta:editing-cycles>145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6" meta:word-count="23" meta:character-count="153" meta:non-whitespace-character-count="133"/>
  </office:meta>
</office:document-meta>
</file>